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EU AI Act &amp; GDPR-Compliant Language Models: Using the 'Log4j of LLMs' to affect Compliance, Data Security, and Active Monitoring</text:h>
      <text:p text:style-name="Text_20_body">By David Pierce</text:p>
      <text:p text:style-name="Text_20_body">In the rapidly advancing field of Language Learning Models (LLMs), there's an increasing focus on the overlap between model performance, Data security and Regulatory Compliance. This is particularly relevant in the context of the European Union's General Data Protection Regulation (GDPR) and the forthcoming EU AI Act. The objective? To create a robust, compliant, and performant AI system capable of withstanding both regulatory scrutiny and real-world threats.</text:p>
      <text:h text:style-name="Heading_20_4" text:outline-level="4">Security Testing: Beyond Red-Teaming</text:h>
      <text:p text:style-name="Text_20_body">While red-teaming remains a valuable strategy for identifying system vulnerabilities, it's no longer sufficient. The introduction of membership and attribute inference attacks, specifically designed for LLMs, adds another layer of complexity. These attacks aim to retrieve specific strings, descriptors of training data, or other information about the corpus the Language Model was trained on (e.g. location, data dependencies, etc), thereby testing the model's resilience against sophisticated threats.</text:p>
      <text:h text:style-name="Heading_20_4" text:outline-level="4">GDPR Compliance: The "Forgetting" Mechanism</text:h>
      <text:p text:style-name="Text_20_body">In line with GDPR, there's a growing need for a "forgetting" mechanism2 in LLMs. This involves fine-tuning the model to "forget" specific data points, thereby complying with data erasure requests. The effectiveness of this mechanism is validated through a suite of automated attacks, leveraging templates within the class on line 82 of the <text:a xlink:type="simple" xlink:href="https://github.com/llm-attacks/llm-attacks/blob/main/llm_attacks/base/attack_manager.py#L82" office:target-frame-name="_new" xlink:show="replace" text:style-name="Internet_20_link" text:visited-style-name="Visited_20_Internet_20_Link">LLM Attacks' attack manager script</text:a>.</text:p>
      <text:h text:style-name="Heading_20_4" text:outline-level="4">Performance Monitoring: Visual Validation</text:h>
      <text:p text:style-name="Text_20_body">The use of tools like Weight Watcher3 provides a visual confirmation that the fine-tuning process has altered the Deep Neural Network (DNN) layers without affecting the model's generalization capabilities. This serves as additional evidence that the "forgetting" mechanism is more than just performative.</text:p>
      <text:h text:style-name="Heading_20_4" text:outline-level="4">The Log4j of AI: Mitigating Unforeseen Risks</text:h>
      <text:p text:style-name="Text_20_body">The approach aims to proactively identify vulnerabilities akin to the recent Log4j vulnerabilities in traditional software, thereby mitigating what could be termed as the "log4j of AI"4. It combines various strategies, including input sanitization, active monitoring, and post-processing, making it a comprehensive approach to AI system validation.</text:p>
      <text:h text:style-name="Heading_20_4" text:outline-level="4">Limitations and Trade-offs</text:h>
      <text:p text:style-name="Text_20_body">While this multi-pronged approach, known as defense in depth5, is emerging as the best practice, it's important to acknowledge its limitations. The methods are effective but introduce cost and complexity. Red-teaming, though invaluable, can be resource-intensive and may co-locate knowledge within a specific vertical.</text:p>
      <text:h text:style-name="Heading_20_4" text:outline-level="4">Conclusion: A Security-First Mindset</text:h>
      <text:p text:style-name="Text_20_body">As we continue to unlock the transformative potential of LLMs, adopting a security-first mindset is <text:soft-page-break/>non-negotiable. This involves understanding the evolving threats, implementing a multi-layered defense strategy, and staying abreast of the latest developments in both security and compliance.</text:p>
      <text:p text:style-name="Text_20_body">Note: This document encapsulates a holistic perspective on LLM security, emphasizing the need for these models to effectively "ground" their answers via additional context retrieved at the time of execution. It also advocates for the active immutable versioning of trusted resources6 that might offer additional insight and prevent tunnel vision by the mode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Pierce</meta:initial-creator>
    <meta:creation-date>2023-09-01T07:54:09.57</meta:creation-date>
    <meta:document-statistic meta:table-count="0" meta:image-count="0" meta:object-count="0" meta:page-count="2" meta:paragraph-count="16" meta:word-count="468" meta:character-count="3331"/>
    <dc:date>2023-09-01T10:52:56.72</dc:date>
    <dc:creator>David Pierce</dc:creator>
    <meta:editing-duration>PT13M26S</meta:editing-duration>
    <meta:editing-cycles>1</meta:editing-cycles>
    <meta:generator>OpenOffice/4.1.14$Win32 OpenOffice.org_project/4114m1$Build-9811</meta:generator>
  </office:meta>
</office:document-meta>
</file>